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er">
      <style:text-properties officeooo:rsid="00a87d44" officeooo:paragraph-rsid="00a87d44"/>
    </style:style>
    <style:style style:name="P2" style:family="paragraph" style:parent-style-name="Footer">
      <style:text-properties officeooo:rsid="00216660" officeooo:paragraph-rsid="002a8ddc"/>
    </style:style>
    <style:style style:name="P3" style:family="paragraph" style:parent-style-name="Standard">
      <style:paragraph-properties fo:text-align="center" style:justify-single-word="false"/>
      <style:text-properties fo:font-size="16pt" fo:font-style="italic" fo:font-weight="normal" officeooo:rsid="00b0c183" officeooo:paragraph-rsid="00b0c183" style:font-size-asian="16pt" style:font-style-asian="italic" style:font-weight-asian="normal" style:font-size-complex="16pt" style:font-style-complex="italic" style:font-weight-complex="normal"/>
    </style:style>
    <style:style style:name="P4" style:family="paragraph" style:parent-style-name="Standard">
      <style:paragraph-properties fo:text-align="center" style:justify-single-word="false"/>
      <style:text-properties fo:font-size="24pt" fo:font-weight="bold" officeooo:rsid="00a802bd" officeooo:paragraph-rsid="00a802bd" style:font-size-asian="24pt" style:font-weight-asian="bold" style:font-size-complex="24pt" style:font-weight-complex="bold"/>
    </style:style>
    <style:style style:name="P5" style:family="paragraph" style:parent-style-name="Standard">
      <style:paragraph-properties fo:text-align="justify" style:justify-single-word="false"/>
      <style:text-properties fo:font-size="12pt" fo:font-weight="normal" officeooo:rsid="00bf3d8c" officeooo:paragraph-rsid="0114407b"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aa144d" officeooo:paragraph-rsid="00243722" style:font-size-asian="10.5pt" style:font-weight-asian="normal" style:font-size-complex="12pt" style:font-weight-complex="normal"/>
    </style:style>
    <style:style style:name="P7" style:family="paragraph" style:parent-style-name="Standard" style:list-style-name="L3">
      <style:paragraph-properties fo:text-align="start" style:justify-single-word="false"/>
      <style:text-properties fo:font-size="12pt" fo:font-weight="normal" officeooo:rsid="010d884d" officeooo:paragraph-rsid="010d884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10d884d" officeooo:paragraph-rsid="010d884d" style:font-size-asian="10.5pt" style:font-weight-asian="normal" style:font-size-complex="12pt" style:font-weight-complex="normal"/>
    </style:style>
    <style:style style:name="P9" style:family="paragraph" style:parent-style-name="Standard" style:list-style-name="L3">
      <style:paragraph-properties fo:text-align="justify" style:justify-single-word="false"/>
      <style:text-properties fo:font-size="12pt" fo:font-weight="normal" officeooo:rsid="010d884d" officeooo:paragraph-rsid="010d884d"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10d884d" officeooo:paragraph-rsid="010d884d"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10d884d" officeooo:paragraph-rsid="011aa8bf"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10d884d" officeooo:paragraph-rsid="0135b9ce"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b7d2b2" officeooo:paragraph-rsid="00b7d2b2"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133e650" officeooo:paragraph-rsid="0137f0c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bold" officeooo:rsid="010d884d" officeooo:paragraph-rsid="010d884d" style:font-size-asian="10.5pt" style:font-weight-asian="bold" style:font-size-complex="12pt" style:font-weight-complex="bold"/>
    </style:style>
    <style:style style:name="P16" style:family="paragraph" style:parent-style-name="Standard">
      <style:paragraph-properties fo:text-align="justify" style:justify-single-word="false"/>
      <style:text-properties fo:font-weight="normal" officeooo:rsid="01420b7b" officeooo:paragraph-rsid="01420b7b" style:font-weight-asian="normal" style:font-weight-complex="normal"/>
    </style:style>
    <style:style style:name="P17" style:family="paragraph" style:parent-style-name="Standard">
      <style:paragraph-properties fo:text-align="justify" style:justify-single-word="false"/>
      <style:text-properties fo:font-weight="normal" officeooo:rsid="01420b7b" officeooo:paragraph-rsid="01432266" style:font-weight-asian="normal" style:font-weight-complex="normal"/>
    </style:style>
    <style:style style:name="P18" style:family="paragraph" style:parent-style-name="Standard">
      <style:paragraph-properties fo:text-align="justify" style:justify-single-word="false"/>
      <style:text-properties fo:font-weight="normal" officeooo:rsid="01420b7b" officeooo:paragraph-rsid="01438b95" style:font-weight-asian="normal" style:font-weight-complex="normal"/>
    </style:style>
    <style:style style:name="P19" style:family="paragraph" style:parent-style-name="Standard">
      <style:paragraph-properties fo:text-align="justify" style:justify-single-word="false"/>
      <style:text-properties fo:font-weight="normal" officeooo:rsid="01420b7b" officeooo:paragraph-rsid="014914c6" style:font-weight-asian="normal" style:font-weight-complex="normal"/>
    </style:style>
    <style:style style:name="P20" style:family="paragraph" style:parent-style-name="Standard">
      <style:paragraph-properties fo:text-align="justify" style:justify-single-word="false"/>
      <style:text-properties fo:font-weight="normal" officeooo:rsid="01420b7b" officeooo:paragraph-rsid="014b93a8" style:font-weight-asian="normal" style:font-weight-complex="normal"/>
    </style:style>
    <style:style style:name="P21" style:family="paragraph" style:parent-style-name="Standard">
      <style:paragraph-properties fo:text-align="justify" style:justify-single-word="false"/>
      <style:text-properties fo:font-weight="normal" officeooo:rsid="01420b7b" officeooo:paragraph-rsid="0154da95" style:font-weight-asian="normal" style:font-weight-complex="normal"/>
    </style:style>
    <style:style style:name="P22" style:family="paragraph" style:parent-style-name="Standard">
      <style:paragraph-properties fo:text-align="justify" style:justify-single-word="false"/>
      <style:text-properties fo:font-weight="normal" officeooo:rsid="01420b7b" officeooo:paragraph-rsid="0155e6d7" style:font-weight-asian="normal" style:font-weight-complex="normal"/>
    </style:style>
    <style:style style:name="P23" style:family="paragraph" style:parent-style-name="Standard">
      <style:paragraph-properties fo:text-align="justify" style:justify-single-word="false"/>
      <style:text-properties fo:font-weight="normal" officeooo:rsid="01420b7b" officeooo:paragraph-rsid="015a0599" style:font-weight-asian="normal" style:font-weight-complex="normal"/>
    </style:style>
    <style:style style:name="P24" style:family="paragraph" style:parent-style-name="Standard">
      <style:paragraph-properties fo:text-align="justify" style:justify-single-word="false"/>
      <style:text-properties fo:font-weight="normal" officeooo:rsid="01420b7b" officeooo:paragraph-rsid="0160fa08" style:font-weight-asian="normal" style:font-weight-complex="normal"/>
    </style:style>
    <style:style style:name="P25" style:family="paragraph" style:parent-style-name="Standard">
      <style:paragraph-properties fo:text-align="justify" style:justify-single-word="false"/>
      <style:text-properties fo:font-weight="normal" officeooo:rsid="01420b7b" officeooo:paragraph-rsid="0162a3f8" style:font-weight-asian="normal" style:font-weight-complex="normal"/>
    </style:style>
    <style:style style:name="P26" style:family="paragraph" style:parent-style-name="Standard">
      <style:paragraph-properties fo:text-align="justify" style:justify-single-word="false"/>
      <style:text-properties fo:font-weight="normal" officeooo:rsid="01420b7b" officeooo:paragraph-rsid="0168c187" style:font-weight-asian="normal" style:font-weight-complex="normal"/>
    </style:style>
    <style:style style:name="P27" style:family="paragraph" style:parent-style-name="Standard">
      <style:paragraph-properties fo:text-align="justify" style:justify-single-word="false"/>
      <style:text-properties fo:font-weight="normal" officeooo:rsid="01420b7b" officeooo:paragraph-rsid="01691c16" style:font-weight-asian="normal" style:font-weight-complex="normal"/>
    </style:style>
    <style:style style:name="P28" style:family="paragraph" style:parent-style-name="Standard">
      <style:paragraph-properties fo:text-align="justify" style:justify-single-word="false"/>
      <style:text-properties fo:font-weight="normal" officeooo:rsid="01420b7b" officeooo:paragraph-rsid="016bcf25" style:font-weight-asian="normal" style:font-weight-complex="normal"/>
    </style:style>
    <style:style style:name="P29" style:family="paragraph" style:parent-style-name="Standard">
      <style:paragraph-properties fo:text-align="justify" style:justify-single-word="false"/>
      <style:text-properties fo:font-weight="normal" officeooo:rsid="01420b7b" officeooo:paragraph-rsid="016d9ce9" style:font-weight-asian="normal" style:font-weight-complex="normal"/>
    </style:style>
    <style:style style:name="P30" style:family="paragraph" style:parent-style-name="Standard">
      <style:paragraph-properties fo:text-align="justify" style:justify-single-word="false"/>
      <style:text-properties fo:font-weight="normal" officeooo:rsid="01420b7b" officeooo:paragraph-rsid="016e6265" style:font-weight-asian="normal" style:font-weight-complex="normal"/>
    </style:style>
    <style:style style:name="P31" style:family="paragraph" style:parent-style-name="Standard">
      <style:paragraph-properties fo:text-align="justify" style:justify-single-word="false"/>
      <style:text-properties fo:font-weight="normal" officeooo:rsid="01420b7b" officeooo:paragraph-rsid="0170c76f" style:font-weight-asian="normal" style:font-weight-complex="normal"/>
    </style:style>
    <style:style style:name="P32" style:family="paragraph" style:parent-style-name="Standard">
      <style:paragraph-properties fo:text-align="justify" style:justify-single-word="false"/>
      <style:text-properties fo:font-weight="normal" officeooo:rsid="01420b7b" officeooo:paragraph-rsid="0171f6e1" style:font-weight-asian="normal" style:font-weight-complex="normal"/>
    </style:style>
    <style:style style:name="P33" style:family="paragraph" style:parent-style-name="Standard">
      <style:paragraph-properties fo:text-align="justify" style:justify-single-word="false"/>
      <style:text-properties fo:font-weight="normal" officeooo:rsid="01420b7b" officeooo:paragraph-rsid="017386db" style:font-weight-asian="normal" style:font-weight-complex="normal"/>
    </style:style>
    <style:style style:name="P34" style:family="paragraph" style:parent-style-name="Standard">
      <style:paragraph-properties fo:text-align="justify" style:justify-single-word="false"/>
      <style:text-properties fo:font-weight="normal" officeooo:rsid="01420b7b" officeooo:paragraph-rsid="0174f110" style:font-weight-asian="normal" style:font-weight-complex="normal"/>
    </style:style>
    <style:style style:name="P35" style:family="paragraph" style:parent-style-name="Standard">
      <style:paragraph-properties fo:text-align="justify" style:justify-single-word="false"/>
      <style:text-properties fo:font-weight="normal" officeooo:rsid="01420b7b" officeooo:paragraph-rsid="017798a2" style:font-weight-asian="normal" style:font-weight-complex="normal"/>
    </style:style>
    <style:style style:name="P36" style:family="paragraph" style:parent-style-name="Standard">
      <style:paragraph-properties fo:text-align="justify" style:justify-single-word="false"/>
      <style:text-properties fo:font-weight="normal" officeooo:rsid="01420b7b" officeooo:paragraph-rsid="017a14d2" style:font-weight-asian="normal" style:font-weight-complex="normal"/>
    </style:style>
    <style:style style:name="P37" style:family="paragraph" style:parent-style-name="Standard">
      <style:paragraph-properties fo:text-align="justify" style:justify-single-word="false"/>
      <style:text-properties fo:font-weight="normal" officeooo:rsid="01420b7b" officeooo:paragraph-rsid="017c429c" style:font-weight-asian="normal" style:font-weight-complex="normal"/>
    </style:style>
    <style:style style:name="P38" style:family="paragraph" style:parent-style-name="Standard">
      <style:paragraph-properties fo:text-align="justify" style:justify-single-word="false"/>
      <style:text-properties fo:font-weight="normal" officeooo:rsid="01420b7b" officeooo:paragraph-rsid="017fb71d" style:font-weight-asian="normal" style:font-weight-complex="normal"/>
    </style:style>
    <style:style style:name="P39" style:family="paragraph" style:parent-style-name="Standard">
      <style:paragraph-properties fo:text-align="justify" style:justify-single-word="false"/>
      <style:text-properties fo:font-weight="normal" officeooo:rsid="01420b7b" officeooo:paragraph-rsid="017ffe0f" style:font-weight-asian="normal" style:font-weight-complex="normal"/>
    </style:style>
    <style:style style:name="P40" style:family="paragraph" style:parent-style-name="Standard">
      <style:paragraph-properties fo:text-align="justify" style:justify-single-word="false"/>
      <style:text-properties fo:font-weight="normal" officeooo:rsid="01420b7b" officeooo:paragraph-rsid="0181f0d8" style:font-weight-asian="normal" style:font-weight-complex="normal"/>
    </style:style>
    <style:style style:name="P41" style:family="paragraph" style:parent-style-name="Standard">
      <style:paragraph-properties fo:text-align="justify" style:justify-single-word="false"/>
      <style:text-properties fo:font-weight="normal" officeooo:rsid="01420b7b" officeooo:paragraph-rsid="01873b9b" style:font-weight-asian="normal" style:font-weight-complex="normal"/>
    </style:style>
    <style:style style:name="P42" style:family="paragraph" style:parent-style-name="Standard">
      <style:paragraph-properties fo:text-align="justify" style:justify-single-word="false"/>
      <style:text-properties fo:font-weight="normal" officeooo:rsid="01420b7b" officeooo:paragraph-rsid="018870ec" style:font-weight-asian="normal" style:font-weight-complex="normal"/>
    </style:style>
    <style:style style:name="P43" style:family="paragraph" style:parent-style-name="Standard">
      <style:paragraph-properties fo:text-align="start" style:justify-single-word="false"/>
      <style:text-properties officeooo:paragraph-rsid="010d884d"/>
    </style:style>
    <style:style style:name="P44" style:family="paragraph" style:parent-style-name="Standard">
      <style:paragraph-properties fo:text-align="justify" style:justify-single-word="false"/>
      <style:text-properties officeooo:paragraph-rsid="013a262f"/>
    </style:style>
    <style:style style:name="P45" style:family="paragraph" style:parent-style-name="Standard">
      <style:paragraph-properties fo:text-align="justify" style:justify-single-word="false"/>
      <style:text-properties fo:font-weight="bold" officeooo:paragraph-rsid="013a262f" style:font-weight-asian="bold" style:font-weight-complex="bold"/>
    </style:style>
    <style:style style:name="P46" style:family="paragraph" style:parent-style-name="Standard">
      <style:paragraph-properties fo:text-align="justify" style:justify-single-word="false"/>
      <style:text-properties fo:font-weight="bold" officeooo:paragraph-rsid="01438b95" style:font-weight-asian="bold" style:font-weight-complex="bold"/>
    </style:style>
    <style:style style:name="P47" style:family="paragraph" style:parent-style-name="Standard">
      <style:paragraph-properties fo:text-align="justify" style:justify-single-word="false"/>
      <style:text-properties fo:font-style="italic" fo:font-weight="normal" officeooo:rsid="013b0403" officeooo:paragraph-rsid="013b0403" style:font-style-asian="italic" style:font-weight-asian="normal" style:font-style-complex="italic" style:font-weight-complex="normal"/>
    </style:style>
    <style:style style:name="P48" style:family="paragraph" style:parent-style-name="Standard">
      <style:paragraph-properties fo:text-align="justify" style:justify-single-word="false"/>
      <style:text-properties fo:font-style="italic" fo:font-weight="normal" officeooo:rsid="013b0403" officeooo:paragraph-rsid="013dc48d" style:font-style-asian="italic" style:font-weight-asian="normal" style:font-style-complex="italic" style:font-weight-complex="normal"/>
    </style:style>
    <style:style style:name="P49" style:family="paragraph" style:parent-style-name="Standard">
      <style:paragraph-properties fo:text-align="justify" style:justify-single-word="false"/>
      <style:text-properties fo:font-style="italic" fo:font-weight="normal" officeooo:rsid="013b0403" officeooo:paragraph-rsid="013fdc1b" style:font-style-asian="italic" style:font-weight-asian="normal" style:font-style-complex="italic" style:font-weight-complex="normal"/>
    </style:style>
    <style:style style:name="P50" style:family="paragraph" style:parent-style-name="Standard">
      <style:paragraph-properties fo:text-align="justify" style:justify-single-word="false"/>
      <style:text-properties fo:font-style="italic" fo:font-weight="normal" officeooo:rsid="013b0403" officeooo:paragraph-rsid="014001e2" style:font-style-asian="italic" style:font-weight-asian="normal" style:font-style-complex="italic" style:font-weight-complex="normal"/>
    </style:style>
    <style:style style:name="P51" style:family="paragraph" style:parent-style-name="Standard" style:list-style-name="L3">
      <style:paragraph-properties fo:text-align="start" style:justify-single-word="false" fo:break-before="page"/>
      <style:text-properties fo:font-size="12pt" fo:font-weight="normal" officeooo:rsid="010d884d" officeooo:paragraph-rsid="010d884d"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b2b8e3" style:font-weight-asian="bold" style:font-weight-complex="bold"/>
    </style:style>
    <style:style style:name="T3" style:family="text">
      <style:text-properties fo:font-style="italic" officeooo:rsid="0114407b" style:font-style-asian="italic" style:font-style-complex="italic"/>
    </style:style>
    <style:style style:name="T4" style:family="text">
      <style:text-properties fo:font-style="italic" officeooo:rsid="011aa8bf" style:font-style-asian="italic" style:font-style-complex="italic"/>
    </style:style>
    <style:style style:name="T5" style:family="text">
      <style:text-properties fo:font-style="italic" officeooo:rsid="0128531a" style:font-style-asian="italic" style:font-style-complex="italic"/>
    </style:style>
    <style:style style:name="T6" style:family="text">
      <style:text-properties fo:font-style="italic" officeooo:rsid="0128db36" style:font-style-asian="italic" style:font-style-complex="italic"/>
    </style:style>
    <style:style style:name="T7" style:family="text">
      <style:text-properties fo:font-style="italic" officeooo:rsid="01306593" style:font-style-asian="italic" style:font-style-complex="italic"/>
    </style:style>
    <style:style style:name="T8" style:family="text">
      <style:text-properties officeooo:rsid="00b2b8e3"/>
    </style:style>
    <style:style style:name="T9" style:family="text">
      <style:text-properties fo:font-size="12pt" fo:font-weight="normal" officeooo:rsid="010d884d" style:font-size-asian="10.5pt" style:font-weight-asian="normal" style:font-size-complex="12pt" style:font-weight-complex="normal"/>
    </style:style>
    <style:style style:name="T10" style:family="text">
      <style:text-properties fo:font-size="12pt" fo:font-style="italic" fo:font-weight="normal" officeooo:rsid="010d884d" style:font-size-asian="10.5pt" style:font-style-asian="italic" style:font-weight-asian="normal" style:font-size-complex="12pt" style:font-style-complex="italic" style:font-weight-complex="normal"/>
    </style:style>
    <style:style style:name="T11" style:family="text">
      <style:text-properties fo:font-size="12pt" officeooo:rsid="010a8b7e" style:font-size-asian="10.5pt" style:font-size-complex="12pt"/>
    </style:style>
    <style:style style:name="T12" style:family="text">
      <style:text-properties fo:font-size="12pt" officeooo:rsid="010985d8" style:font-size-asian="10.5pt" style:font-size-complex="12pt"/>
    </style:style>
    <style:style style:name="T13" style:family="text">
      <style:text-properties fo:font-size="12pt" officeooo:rsid="01565c34" style:font-size-asian="10.5pt" style:font-size-complex="12pt"/>
    </style:style>
    <style:style style:name="T14" style:family="text">
      <style:text-properties fo:font-size="12pt" officeooo:rsid="0160fa08" style:font-size-asian="10.5pt" style:font-size-complex="12pt"/>
    </style:style>
    <style:style style:name="T15" style:family="text">
      <style:text-properties fo:font-size="12pt" officeooo:rsid="017c3094" style:font-size-asian="10.5pt" style:font-size-complex="12pt"/>
    </style:style>
    <style:style style:name="T16" style:family="text">
      <style:text-properties fo:font-size="12pt" officeooo:rsid="017daae1" style:font-size-asian="10.5pt" style:font-size-complex="12pt"/>
    </style:style>
    <style:style style:name="T17" style:family="text">
      <style:text-properties fo:font-size="12pt" officeooo:rsid="0181f0d8" style:font-size-asian="10.5pt" style:font-size-complex="12pt"/>
    </style:style>
    <style:style style:name="T18" style:family="text">
      <style:text-properties fo:font-size="12pt" officeooo:rsid="018870ec" style:font-size-asian="10.5pt" style:font-size-complex="12pt"/>
    </style:style>
    <style:style style:name="T19" style:family="text">
      <style:text-properties officeooo:rsid="0109a92a"/>
    </style:style>
    <style:style style:name="T20" style:family="text">
      <style:text-properties officeooo:rsid="010ab471"/>
    </style:style>
    <style:style style:name="T21" style:family="text">
      <style:text-properties fo:color="#000000" style:font-name="Liberation Serif" fo:font-size="12pt" fo:font-style="normal" fo:font-weight="normal" officeooo:rsid="0110eb72" fo:background-color="#ffffff" loext:char-shading-value="0" style:font-size-asian="12pt" style:font-style-asian="normal" style:font-weight-asian="normal" style:font-size-complex="12pt" style:font-style-complex="normal" style:font-weight-complex="normal"/>
    </style:style>
    <style:style style:name="T22" style:family="text">
      <style:text-properties fo:color="#ffffff" style:font-name="Liberation Serif" fo:font-size="12pt" fo:font-style="normal" fo:font-weight="normal" officeooo:rsid="0110eb72" fo:background-color="#ff5454" loext:char-shading-value="0" style:font-size-asian="12pt" style:font-style-asian="normal" style:font-weight-asian="normal" style:font-size-complex="12pt" style:font-style-complex="normal" style:font-weight-complex="normal"/>
    </style:style>
    <style:style style:name="T23" style:family="text">
      <style:text-properties style:font-name="monospace" fo:font-size="12pt" fo:font-style="italic" fo:font-weight="normal" officeooo:rsid="0110eb72" style:font-size-asian="10.5pt" style:font-style-asian="italic" style:font-weight-asian="normal" style:font-size-complex="12pt" style:font-style-complex="italic" style:font-weight-complex="normal"/>
    </style:style>
    <style:style style:name="T24" style:family="text">
      <style:text-properties style:font-name="Liberation Serif" fo:font-size="12pt" fo:font-style="italic" fo:font-weight="normal" officeooo:rsid="010d884d" style:font-size-asian="10.5pt" style:font-style-asian="italic" style:font-weight-asian="normal" style:font-size-complex="12pt" style:font-style-complex="italic" style:font-weight-complex="normal"/>
    </style:style>
    <style:style style:name="T25" style:family="text">
      <style:text-properties style:font-name="Liberation Serif" fo:font-size="12pt" fo:font-style="italic" fo:font-weight="normal" officeooo:rsid="0110eb72" style:font-size-asian="10.5pt" style:font-style-asian="italic" style:font-weight-asian="normal" style:font-size-complex="12pt" style:font-style-complex="italic" style:font-weight-complex="normal"/>
    </style:style>
    <style:style style:name="T26" style:family="text">
      <style:text-properties officeooo:rsid="0114407b"/>
    </style:style>
    <style:style style:name="T27" style:family="text">
      <style:text-properties officeooo:rsid="011803da"/>
    </style:style>
    <style:style style:name="T28" style:family="text">
      <style:text-properties officeooo:rsid="011aa8bf"/>
    </style:style>
    <style:style style:name="T29" style:family="text">
      <style:text-properties officeooo:rsid="012131e1"/>
    </style:style>
    <style:style style:name="T30" style:family="text">
      <style:text-properties officeooo:rsid="0124b01b"/>
    </style:style>
    <style:style style:name="T31" style:family="text">
      <style:text-properties officeooo:rsid="0128531a"/>
    </style:style>
    <style:style style:name="T32" style:family="text">
      <style:text-properties officeooo:rsid="0129b441"/>
    </style:style>
    <style:style style:name="T33" style:family="text">
      <style:text-properties officeooo:rsid="012eaf92"/>
    </style:style>
    <style:style style:name="T34" style:family="text">
      <style:text-properties fo:font-weight="normal" officeooo:rsid="01420b7b" style:font-weight-asian="normal" style:font-weight-complex="normal"/>
    </style:style>
    <style:style style:name="T35" style:family="text">
      <style:text-properties officeooo:rsid="01355b34"/>
    </style:style>
    <style:style style:name="T36" style:family="text">
      <style:text-properties officeooo:rsid="0137016d"/>
    </style:style>
    <style:style style:name="T37" style:family="text">
      <style:text-properties officeooo:rsid="0139e504"/>
    </style:style>
    <style:style style:name="T38" style:family="text">
      <style:text-properties officeooo:rsid="013fdc1b"/>
    </style:style>
    <style:style style:name="T39" style:family="text">
      <style:text-properties officeooo:rsid="0145394b"/>
    </style:style>
    <style:style style:name="T40" style:family="text">
      <style:text-properties officeooo:rsid="0147330b"/>
    </style:style>
    <style:style style:name="T41" style:family="text">
      <style:text-properties officeooo:rsid="0148a8a5"/>
    </style:style>
    <style:style style:name="T42" style:family="text">
      <style:text-properties officeooo:rsid="014cacda"/>
    </style:style>
    <style:style style:name="T43" style:family="text">
      <style:text-properties officeooo:rsid="014e8bd4"/>
    </style:style>
    <style:style style:name="T44" style:family="text">
      <style:text-properties officeooo:rsid="014f879c"/>
    </style:style>
    <style:style style:name="T45" style:family="text">
      <style:text-properties officeooo:rsid="014fd6bd"/>
    </style:style>
    <style:style style:name="T46" style:family="text">
      <style:text-properties officeooo:rsid="01514d52"/>
    </style:style>
    <style:style style:name="T47" style:family="text">
      <style:text-properties officeooo:rsid="015347f8"/>
    </style:style>
    <style:style style:name="T48" style:family="text">
      <style:text-properties officeooo:rsid="01574413"/>
    </style:style>
    <style:style style:name="T49" style:family="text">
      <style:text-properties officeooo:rsid="0158fca9"/>
    </style:style>
    <style:style style:name="T50" style:family="text">
      <style:text-properties officeooo:rsid="015ba998"/>
    </style:style>
    <style:style style:name="T51" style:family="text">
      <style:text-properties officeooo:rsid="015bf91c"/>
    </style:style>
    <style:style style:name="T52" style:family="text">
      <style:text-properties officeooo:rsid="0162a3f8"/>
    </style:style>
    <style:style style:name="T53" style:family="text">
      <style:text-properties officeooo:rsid="0163b7df"/>
    </style:style>
    <style:style style:name="T54" style:family="text">
      <style:text-properties officeooo:rsid="01653840"/>
    </style:style>
    <style:style style:name="T55" style:family="text">
      <style:text-properties officeooo:rsid="0166013c"/>
    </style:style>
    <style:style style:name="T56" style:family="text">
      <style:text-properties officeooo:rsid="0166a9e5"/>
    </style:style>
    <style:style style:name="T57" style:family="text">
      <style:text-properties officeooo:rsid="0168c187"/>
    </style:style>
    <style:style style:name="T58" style:family="text">
      <style:text-properties officeooo:rsid="016bcf25"/>
    </style:style>
    <style:style style:name="T59" style:family="text">
      <style:text-properties officeooo:rsid="0170c76f"/>
    </style:style>
    <style:style style:name="T60" style:family="text">
      <style:text-properties officeooo:rsid="0174de89"/>
    </style:style>
    <style:style style:name="T61" style:family="text">
      <style:text-properties officeooo:rsid="0176b75f"/>
    </style:style>
    <style:style style:name="T62" style:family="text">
      <style:text-properties officeooo:rsid="017810db"/>
    </style:style>
    <style:style style:name="T63" style:family="text">
      <style:text-properties officeooo:rsid="0178f068"/>
    </style:style>
    <style:style style:name="T64" style:family="text">
      <style:text-properties officeooo:rsid="017fb71d"/>
    </style:style>
    <style:style style:name="T65" style:family="text">
      <style:text-properties officeooo:rsid="0183bf8b"/>
    </style:style>
    <style:style style:name="T66" style:family="text">
      <style:text-properties officeooo:rsid="01855b17"/>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4">Visite <text:span text:style-name="T19">d’évaluation</text:span> – <text:span text:style-name="T19">Dossier</text:span></text:p>
      <text:p text:style-name="P3"><text:span text:style-name="T19">TD</text:span> sur les modèles algorithmiques</text:p>
      <text:p text:style-name="P6"/>
      <text:list xml:id="list3993298948" text:style-name="L3">
        <text:list-item>
          <text:p text:style-name="P7">Fiche des éléments d’information préalable à l’inspection</text:p>
        </text:list-item>
      </text:list>
      <text:p text:style-name="P43"><text:span text:style-name="T9"><text:tab/></text:span><text:span text:style-name="T10">Document </text:span><text:span text:style-name="T24">en pièce jointe, </text:span><text:span text:style-name="T25">voir </text:span><text:span text:style-name="T21">Fiche</text:span><text:span text:style-name="T22">_</text:span><text:span text:style-name="T21">Prealable</text:span><text:span text:style-name="T22">_</text:span><text:span text:style-name="T21">Inspection</text:span><text:span text:style-name="T22">_</text:span><text:span text:style-name="T21">IA-IPR.pdf</text:span><text:span text:style-name="T23"><text:line-break/></text:span></text:p>
      <text:p text:style-name="P43"><text:span text:style-name="T10"/></text:p>
      <text:list xml:id="list163656923746371" text:continue-numbering="true" text:style-name="L3">
        <text:list-item>
          <text:p text:style-name="P7">Fiche d’intentions pédagogiques de la séance et documents mobilisés</text:p>
          <text:p text:style-name="P9"/>
        </text:list-item>
      </text:list>
      <text:p text:style-name="P12"><text:tab/><text:span text:style-name="T8">La séance présentée le jeudi 29 mars 2018 s’inscrit dans une séquence pédagogique sur les </text:span><text:span text:style-name="T2">modèles algorithmiques</text:span><text:span text:style-name="T8">. Il s’agit d’une séance de TD d’Enseignements Technologiques Transversaux (ETT) avec une classe de première STI2D.</text:span></text:p>
      <text:p text:style-name="P12"><text:span text:style-name="T8"><text:tab/>Cette séquence est la suite directe d’une séquence sur la logique combinatoire, qui a reçu un bon accueil de la part des élèves. Il s’agit donc de s’appuyer sur les acquis en logique combinatoire pour développer les connaissances et compétences sur les modèles algorithmiques. </text:span></text:p>
      <text:p text:style-name="P13"/>
      <text:p text:style-name="P5"><text:span text:style-name="T26"><text:tab/>La séance présentée fait suite à trois séances d’activité pratique ainsi qu’à une séance de cours. <text:s/>Au cours des séances d’activité, les élèves ont successivement pris en main le robot mobile </text:span><text:span text:style-name="T3">mOway</text:span><text:span text:style-name="T26">, puis ont découvert les modèles algorithmiques à travers quelques courtes vidéos, puis ont pu implémenter, par binôme, divers comportements dans le robot à partir de petits « défis ».</text:span></text:p>
      <text:p text:style-name="P5"><text:tab/><text:span text:style-name="T27">La séance de cours a été l’occasion de construire de manière interactive un algorithme à partir d’un jeu simple : le professeur pense à un nombre, les élèves doivent tenter de le deviner., le professeur leur répondant successivement si leur proposition est trop grande ou trop petite.</text:span></text:p>
      <text:p text:style-name="P5"><text:tab/><text:span text:style-name="T29">Entre la séance de cours et la séance de TD présentée, les élèves doivent lire une fiche de synthèse et répondre à deux QCM mis en ligne sur pronote.</text:span></text:p>
      <text:p text:style-name="P10"/>
      <text:p text:style-name="P11"><text:tab/><text:span text:style-name="T28">L’objectif visé par la séance est «</text:span><text:span text:style-name="T4"> O4 : Décoder l’organisation fonctionnelle, structurelle et logicielle d’un système </text:span><text:span text:style-name="T28">», en particulier la compétence «</text:span><text:span text:style-name="T4"> CO4.3 : Identifier et caractériser le fonctionnement temporel d’un système </text:span><text:span text:style-name="T28">». Le fonctionnement temporel est ici abordé par la notion de boucles et de structures conditionnelles.</text:span></text:p>
      <text:p text:style-name="P11"/>
      <text:p text:style-name="P11"><text:tab/><text:span text:style-name="T31">Le principal document mobilisé dans la séance contient la fiche de synthèse ainsi qu’une série d’exercices. </text:span><text:span text:style-name="T5">Ce d</text:span><text:span text:style-name="T6">ocument</text:span><text:span text:style-name="T5"> est disponible </text:span><text:span text:style-name="T7">en pièce jointe </text:span><text:span text:style-name="T5">dans</text:span><text:span text:style-name="T31"> cours/Cours_Algorithmique.pdf</text:span></text:p>
      <text:p text:style-name="P11"/>
      <text:p text:style-name="P11"><text:tab/><text:span text:style-name="T30">La séance commence par un retour sur les QCM, suivi d’une correction des questions qui auraient éventuellement posé des difficultés. Les élèves seront ensuite interrogés oralement sur les modèles algorithmiques utilisés en AP, dans les QCM ou simplement retenus dans le cours.</text:span></text:p>
      <text:p text:style-name="P11"><text:tab/><text:span text:style-name="T32">L’exercice 1 est ensuite résolu au tableau par l’enseignant, de manière interactive. On insistera sur la manière de représenter une boucle, sous forme d’algorithme textuel ainsi que sous forme graphique. Les deux exercices suivants seront réalisés en autonomie par les élèves. Des volontaires seront envoyés au tableau pour faire la correction.</text:span></text:p>
      <text:p text:style-name="P11"><text:tab/><text:span text:style-name="T33">L’exercice 4, plus compliqué, sera ensuite présenté et décortiqué et fera office de devoir maison à rendre pour la semaine suivante. </text:span></text:p>
      <text:p text:style-name="P8"/>
      <text:list xml:id="list163658132674265" text:continue-numbering="true" text:style-name="L3">
        <text:list-item>
          <text:p text:style-name="P51">Progressions dans les différents enseignements</text:p>
        </text:list-item>
      </text:list>
      <text:p text:style-name="P8"/>
      <text:p text:style-name="P14"><text:tab/>La semaine de cours <text:span text:style-name="T36">d’ETT </text:span>en première STI2D <text:span text:style-name="T35">est organisée de la manière suivante : 2h30 d’activité pratiques le lundi après-midi ainsi que le mercredi matin en co-enseignement, suivi d’une séance en classe entière d’1h le jeudi matin et d’une autre le vendredi après-midi, assurée par ma collègue. </text:span></text:p>
      <text:p text:style-name="P14"><text:span text:style-name="T35"><text:tab/>Nous avons choisi, la plupart du temps de travailler sur deux activités en parallèle par demi-groupe, pour des raisons de matériel, mais aussi pour permettre plus de diversité dans les enseignements pendant les séquences plus longues.</text:span></text:p>
      <text:p text:style-name="P10"><text:tab/><text:span text:style-name="T37">La progression en ETT est représenté dans le tableau suivant avec la seconde SI et l’accompagnement personnalisé :</text:span></text:p>
      <text:p text:style-name="P10"/>
      <text:p text:style-name="P10"/>
      <text:p text:style-name="P44"><text:tab/><text:span text:style-name="T1">Semaine 1 (4 sept.)</text:span></text:p>
      <text:p text:style-name="P16">ETT : <text:span text:style-name="T39">Le dessin technique</text:span></text:p>
      <text:p text:style-name="P16">AP : <text:span text:style-name="T39">Présentation filière, administratif</text:span></text:p>
      <text:p text:style-name="P16"/>
      <text:p text:style-name="P45"><text:tab/>Semaine 2 (11 sept.)</text:p>
      <text:p text:style-name="P16">ETT : Le<text:span text:style-name="T40"> dessin technique</text:span></text:p>
      <text:p text:style-name="P16">AP : <text:span text:style-name="T43">Le dessin technique</text:span></text:p>
      <text:p text:style-name="P16">SI : <text:span text:style-name="T42">Créativité/Brainstorming</text:span></text:p>
      <text:p text:style-name="P16"/>
      <text:p text:style-name="P45"><text:tab/>Semaine 3 (18 sept.)</text:p>
      <text:p text:style-name="P16">ETT : <text:span text:style-name="T41">Le langage SysML ; Le dessin technique</text:span></text:p>
      <text:p text:style-name="P16">AP : <text:span text:style-name="T44">Histoire des sciences</text:span> </text:p>
      <text:p text:style-name="P16">SI : <text:span text:style-name="T44">Le dessin technique</text:span></text:p>
      <text:p text:style-name="P16"/>
      <text:p text:style-name="P45"><text:tab/>Semaine 4 (25 sept.)</text:p>
      <text:p text:style-name="P21">ETT : <text:span text:style-name="T41">Le langage SysML ; Le dessin technique</text:span></text:p>
      <text:p text:style-name="P16">AP : <text:span text:style-name="T46">Modes de scrutin ; Préparation élection des délégués</text:span></text:p>
      <text:p text:style-name="P16">SI : <text:span text:style-name="T45">Le dessin technique</text:span></text:p>
      <text:p text:style-name="P16"/>
      <text:p text:style-name="P45"><text:tab/>Semaine 5 (2 oct.)</text:p>
      <text:p text:style-name="P22">ETT : <text:span text:style-name="T41">Le langage SysML</text:span></text:p>
      <text:p text:style-name="P17">AP : <text:span text:style-name="T47">Élection des délégués</text:span></text:p>
      <text:p text:style-name="P17">SI : <text:span text:style-name="T47">Chaîne d’énergie</text:span></text:p>
      <text:p text:style-name="P17"/>
      <text:p text:style-name="P45"><text:tab/>Semaine 6 (9 oct.)</text:p>
      <text:p text:style-name="P19">ETT : <text:span text:style-name="T11">C</text:span><text:span text:style-name="T12">odage et Numération ; </text:span><text:span text:style-name="T13">Représentation du réel</text:span></text:p>
      <text:p text:style-name="P17">AP : <text:span text:style-name="T49">Méthode de travail : la mémoire</text:span></text:p>
      <text:p text:style-name="P17">SI : <text:span text:style-name="T48">Chaîne d’énergie ; Rédaction d’un compte rendu</text:span></text:p>
      <text:p text:style-name="P17"/>
      <text:p text:style-name="P45"><text:tab/>Semaine 7 (16 oct.)</text:p>
      <text:p text:style-name="P23">ETT : <text:span text:style-name="T11">C</text:span><text:span text:style-name="T12">odage et Numération ; </text:span><text:span text:style-name="T13">Représentation du réel</text:span></text:p>
      <text:p text:style-name="P17">AP : <text:span text:style-name="T51">Anecdotes sur le codage de l’information</text:span></text:p>
      <text:p text:style-name="P17">SI : <text:span text:style-name="T50">Rédaction d’un compte rendu</text:span></text:p>
      <text:p text:style-name="P17"/>
      <text:p text:style-name="P17"/>
      <text:p text:style-name="P17"/>
      <text:p text:style-name="P17"/>
      <text:p text:style-name="P17"/>
      <text:p text:style-name="P45"><text:soft-page-break/><text:tab/>Semaine 8 (23 oct.)</text:p>
      <text:p text:style-name="P47">Vacances de la Toussaint</text:p>
      <text:p text:style-name="P47"/>
      <text:p text:style-name="P45"><text:tab/>Semaine 9 (30 oct.)</text:p>
      <text:p text:style-name="P47">Vacances de la Toussaint</text:p>
      <text:p text:style-name="P47"/>
      <text:p text:style-name="P45"><text:tab/>Semaine 10 (6 nov.)</text:p>
      <text:p text:style-name="P19">ETT : <text:span text:style-name="T11">C</text:span><text:span text:style-name="T12">odage et Numération ; </text:span><text:span text:style-name="T14">Liaisons mécaniques</text:span></text:p>
      <text:p text:style-name="P18">AP : <text:span text:style-name="T53">Méthode de travail : la mémoire</text:span></text:p>
      <text:p text:style-name="P18">SI : <text:span text:style-name="T52">Conception assisté par ordinateur</text:span></text:p>
      <text:p text:style-name="P18"/>
      <text:p text:style-name="P46"><text:tab/>Semaine 11 (13 nov.)</text:p>
      <text:p text:style-name="P24">ETT : <text:span text:style-name="T11">C</text:span><text:span text:style-name="T12">odage et Numération ; </text:span><text:span text:style-name="T14">Liaisons mécaniques</text:span></text:p>
      <text:p text:style-name="P18">AP : <text:span text:style-name="T54">Méthode de travail : lecture de sujet ; Préparation conseil de classe</text:span></text:p>
      <text:p text:style-name="P25">SI : <text:span text:style-name="T52">Conception assisté par ordinateur</text:span></text:p>
      <text:p text:style-name="P18"/>
      <text:p text:style-name="P45"><text:tab/>Semaine 12 (20 nov.)</text:p>
      <text:p text:style-name="P24">ETT : <text:span text:style-name="T12">Énergétique ; </text:span><text:span text:style-name="T14">Liaisons mécaniques</text:span></text:p>
      <text:p text:style-name="P18">AP : <text:span text:style-name="T55">Retour conseil de classe et préparation forum des formations post-bac</text:span></text:p>
      <text:p text:style-name="P25">SI : <text:span text:style-name="T52">Conception assisté par ordinateur</text:span></text:p>
      <text:p text:style-name="P18"/>
      <text:p text:style-name="P45"><text:tab/>Semaine 13 (27 nov.)</text:p>
      <text:p text:style-name="P24">ETT : <text:span text:style-name="T12">Énergétique ; </text:span><text:span text:style-name="T14">Liaisons mécaniques</text:span></text:p>
      <text:p text:style-name="P18">AP : <text:span text:style-name="T56">Cursus post-bac</text:span></text:p>
      <text:p text:style-name="P25">SI : <text:span text:style-name="T52">Conception assisté par ordinateur</text:span></text:p>
      <text:p text:style-name="P18"/>
      <text:p text:style-name="P45"><text:tab/>Semaine 14 (4 déc.)</text:p>
      <text:p text:style-name="P24">ETT : <text:span text:style-name="T12">Énergétique ; </text:span><text:span text:style-name="T14">Liaisons mécaniques</text:span></text:p>
      <text:p text:style-name="P30">AP : <text:span text:style-name="T56">Cursus post-bac</text:span></text:p>
      <text:p text:style-name="P18">SI : <text:span text:style-name="T57">Algorithmique</text:span></text:p>
      <text:p text:style-name="P18"/>
      <text:p text:style-name="P45"><text:tab/>Semaine 15 (11 déc.)</text:p>
      <text:p text:style-name="P24">ETT : <text:span text:style-name="T12">Énergétique ; </text:span><text:span text:style-name="T14">Liaisons mécaniques</text:span></text:p>
      <text:p text:style-name="P28">AP : <text:span text:style-name="T58">Aide aux devoirs : Mathématiques</text:span></text:p>
      <text:p text:style-name="P26">SI : <text:span text:style-name="T57">Algorithmique</text:span></text:p>
      <text:p text:style-name="P18"/>
      <text:p text:style-name="P45"><text:tab/>Semaine 16 (18 déc.)</text:p>
      <text:p text:style-name="P24">ETT : <text:span text:style-name="T12">Énergétique ; </text:span><text:span text:style-name="T14">Liaisons mécaniques</text:span></text:p>
      <text:p text:style-name="P29">AP : <text:span text:style-name="T58">Aide aux devoirs : Mathématiques</text:span></text:p>
      <text:p text:style-name="P26">SI : <text:span text:style-name="T57">Algorithmique</text:span></text:p>
      <text:p text:style-name="P18"/>
      <text:p text:style-name="P45"><text:tab/>Semaine 17 (25 déc.)</text:p>
      <text:p text:style-name="P48">Vacances de <text:span text:style-name="T38">Noël</text:span></text:p>
      <text:p text:style-name="P48"/>
      <text:p text:style-name="P45"><text:tab/>Semaine 18 (1 janv.)</text:p>
      <text:p text:style-name="P48">Vacances de <text:span text:style-name="T38">Noël</text:span></text:p>
      <text:p text:style-name="P48"/>
      <text:p text:style-name="P45"><text:tab/>Semaine 19 (8 janv.)</text:p>
      <text:p text:style-name="P36">ETT : <text:span text:style-name="T12">Énergétique ; </text:span><text:span text:style-name="T14">Liaisons mécaniques</text:span></text:p>
      <text:p text:style-name="P18">AP : <text:span text:style-name="T12">Énergétique</text:span></text:p>
      <text:p text:style-name="P27">SI : <text:span text:style-name="T57">Algorithmique</text:span></text:p>
      <text:p text:style-name="P18"><text:soft-page-break/></text:p>
      <text:p text:style-name="P46"><text:tab/>Semaine 20 (15 janv.)</text:p>
      <text:p text:style-name="P36">ETT : <text:span text:style-name="T12">Énergétique ; </text:span><text:span text:style-name="T14">Liaisons mécaniques</text:span></text:p>
      <text:p text:style-name="P33">AP : <text:span text:style-name="T12">Énergétique</text:span></text:p>
      <text:p text:style-name="P18">SI : <text:span text:style-name="T59">Présentations orales</text:span></text:p>
      <text:p text:style-name="P18"/>
      <text:p text:style-name="P45"><text:tab/>Semaine 21 (22 janv.)</text:p>
      <text:p text:style-name="P36">ETT : <text:span text:style-name="T12">La logique combinatoire ; </text:span><text:span text:style-name="T14">Liaisons mécaniques</text:span></text:p>
      <text:p text:style-name="P18">AP : <text:span text:style-name="T60">Remédiation Codage et Énergétique</text:span></text:p>
      <text:p text:style-name="P31">SI : <text:span text:style-name="T59">Présentations orales</text:span></text:p>
      <text:p text:style-name="P18"/>
      <text:p text:style-name="P45"><text:tab/>Semaine 22 (29 janv.)</text:p>
      <text:p text:style-name="P36">ETT : <text:span text:style-name="T12">La logique combinatoire ; </text:span><text:span text:style-name="T14">Liaisons mécaniques</text:span></text:p>
      <text:p text:style-name="P34">AP : <text:span text:style-name="T60">Remédiation Énergétique</text:span></text:p>
      <text:p text:style-name="P32">SI : <text:span text:style-name="T59">Présentations orales</text:span></text:p>
      <text:p text:style-name="P18"/>
      <text:p text:style-name="P45"><text:tab/>Semaine 23 (5 févr.)</text:p>
      <text:p text:style-name="P36">ETT : <text:span text:style-name="T12">La logique combinatoire ; </text:span><text:span text:style-name="T14">Liaisons mécaniques</text:span></text:p>
      <text:p text:style-name="P18">AP : <text:span text:style-name="T62">Débat sur le nucléaire</text:span></text:p>
      <text:p text:style-name="P35">SI : <text:span text:style-name="T61">Challenge robotique : Dépendances MEI</text:span></text:p>
      <text:p text:style-name="P18"/>
      <text:p text:style-name="P45"><text:tab/>Semaine 24 (12 févr.)</text:p>
      <text:p text:style-name="P36">ETT : <text:span text:style-name="T12">La logique combinatoire ; </text:span><text:span text:style-name="T15">Visite du SMEDAR</text:span></text:p>
      <text:p text:style-name="P37">AP : <text:span text:style-name="T16">Soutien </text:span><text:span text:style-name="T14">Liaisons mécaniques</text:span></text:p>
      <text:p text:style-name="P18">SI : <text:span text:style-name="T63">Challenge robotique : Organisation du projet</text:span></text:p>
      <text:p text:style-name="P18"/>
      <text:p text:style-name="P45"><text:tab/>Semaine 25 (19 févr.)</text:p>
      <text:p text:style-name="P36">ETT : <text:span text:style-name="T12">La logique combinatoire ; </text:span><text:span text:style-name="T17">Lecture de plans dans le bâtiment</text:span></text:p>
      <text:p text:style-name="P18">AP : </text:p>
      <text:p text:style-name="P18">SI : <text:span text:style-name="T64">Challenge robotique : Travail sur le projet</text:span></text:p>
      <text:p text:style-name="P18"/>
      <text:p text:style-name="P45"><text:tab/>Semaine 26 (26 févr.)</text:p>
      <text:p text:style-name="P49">Vacances d’<text:span text:style-name="T38">hiver</text:span></text:p>
      <text:p text:style-name="P49"/>
      <text:p text:style-name="P45"><text:tab/>Semaine 27 (5 mars)</text:p>
      <text:p text:style-name="P49">Vacances d’<text:span text:style-name="T38">hiver</text:span></text:p>
      <text:p text:style-name="P49"/>
      <text:p text:style-name="P45"><text:tab/>Semaine 28 (12 mars)</text:p>
      <text:p text:style-name="P40">ETT : <text:span text:style-name="T12">Les modèles algorithmiques ; </text:span><text:span text:style-name="T17">Lecture de plans dans le bâtiment</text:span></text:p>
      <text:p text:style-name="P18">AP : <text:span text:style-name="T65">Présentations orales</text:span></text:p>
      <text:p text:style-name="P38">SI : <text:span text:style-name="T64">Challenge robotique : Travail sur le projet</text:span></text:p>
      <text:p text:style-name="P18"/>
      <text:p text:style-name="P45"><text:tab/>Semaine 29 (19 mars)</text:p>
      <text:p text:style-name="P40">ETT : <text:span text:style-name="T12">Les modèles algorithmiques ; </text:span><text:span text:style-name="T17">Analyse du Cycle de Vie</text:span></text:p>
      <text:p text:style-name="P39">SI : <text:span text:style-name="T64">Challenge robotique : Travail sur le projet</text:span></text:p>
      <text:p text:style-name="P18"/>
      <text:p text:style-name="P45"><text:tab/>Semaine 30 (26 mars)</text:p>
      <text:p text:style-name="P40">ETT : <text:span text:style-name="T12">Les modèles algorithmiques ; </text:span><text:span text:style-name="T17">Analyse du Cycle de Vie</text:span></text:p>
      <text:p text:style-name="P39">SI : <text:span text:style-name="T64">Challenge robotique : Travail sur le projet</text:span></text:p>
      <text:p text:style-name="P18"/>
      <text:p text:style-name="P18"/>
      <text:p text:style-name="P45"><text:soft-page-break/><text:tab/>Semaine 31 (2 avr.)</text:p>
      <text:p text:style-name="P40">ETT : <text:span text:style-name="T12">Les modèles algorithmiques ; </text:span><text:span text:style-name="T17">Analyse du Cycle de Vie</text:span></text:p>
      <text:p text:style-name="P39">SI : <text:span text:style-name="T64">Challenge robotique : Travail sur le projet</text:span></text:p>
      <text:p text:style-name="P18"/>
      <text:p text:style-name="P45"><text:tab/>Semaine 32 (9 avr.)</text:p>
      <text:p text:style-name="P41">ETT : <text:span text:style-name="T12">Actionneurs pré-actionneurs ; </text:span><text:span text:style-name="T17">Analyse du Cycle de Vie</text:span></text:p>
      <text:p text:style-name="P18">AP : <text:span text:style-name="T66">Préparation débat </text:span></text:p>
      <text:p text:style-name="P39">SI : <text:span text:style-name="T64">Challenge robotique : Travail sur le projet</text:span></text:p>
      <text:p text:style-name="P18"/>
      <text:p text:style-name="P45"><text:tab/>Semaine 33 (16 avr.)</text:p>
      <text:p text:style-name="P20">ETT : <text:span text:style-name="T12">Actionneurs pré-actionneurs ; </text:span><text:span text:style-name="T18">Les liaisons dans le bâtiment</text:span></text:p>
      <text:p text:style-name="P18">AP : <text:span text:style-name="T66">Débat</text:span></text:p>
      <text:p text:style-name="P39">SI : <text:span text:style-name="T64">Challenge robotique : Travail sur le projet</text:span></text:p>
      <text:p text:style-name="P18"/>
      <text:p text:style-name="P45"><text:tab/>Semaine 34 (23 avr.)</text:p>
      <text:p text:style-name="P42">ETT : <text:span text:style-name="T12">Actionneurs pré-actionneurs ; </text:span><text:span text:style-name="T18">Les liaisons dans le bâtiment</text:span></text:p>
      <text:p text:style-name="P18">AP : <text:span text:style-name="T66">Préparation exposés d’élèves </text:span></text:p>
      <text:p text:style-name="P39">SI : <text:span text:style-name="T64">Challenge robotique : Travail sur le projet</text:span></text:p>
      <text:p text:style-name="P18"/>
      <text:p text:style-name="P45"><text:tab/>Semaine 35 (30 avr.)</text:p>
      <text:p text:style-name="P50">Vacances de la Toussaint</text:p>
      <text:p text:style-name="P50"/>
      <text:p text:style-name="P45"><text:tab/>Semaine 36 (7 mai)</text:p>
      <text:p text:style-name="P50">Vacances de la Toussaint</text:p>
      <text:p text:style-name="P50"/>
      <text:p text:style-name="P45"><text:tab/>Semaine 37 (14 mai)</text:p>
      <text:p text:style-name="P42">ETT : <text:span text:style-name="T12">Actionneurs pré-actionneurs ; </text:span><text:span text:style-name="T18">Les liaisons dans le bâtiment</text:span></text:p>
      <text:p text:style-name="P18">AP :</text:p>
      <text:p text:style-name="P39">SI : <text:span text:style-name="T64">Challenge robotique : Travail sur le projet</text:span></text:p>
      <text:p text:style-name="P18"/>
      <text:p text:style-name="P45"><text:tab/>Semaine 38 (21 mai)</text:p>
      <text:p text:style-name="P42">ETT : <text:span text:style-name="T12">Schéma électriques ; </text:span><text:span text:style-name="T18">Les liaisons dans le bâtiment</text:span></text:p>
      <text:p text:style-name="P18">AP :</text:p>
      <text:p text:style-name="P39">SI : <text:span text:style-name="T64">Challenge robotique : Travail sur le projet</text:span></text:p>
      <text:p text:style-name="P18"><text:span text:style-name="T34"/></text:p>
      <text:p text:style-name="P45"><text:tab/>Semaine 39 (28 mai)</text:p>
      <text:p text:style-name="P42">ETT : <text:span text:style-name="T12">Schéma électriques ; </text:span><text:span text:style-name="T18">Les liaisons dans le bâtiment</text:span></text:p>
      <text:p text:style-name="P18">AP :</text:p>
      <text:p text:style-name="P39">SI : <text:span text:style-name="T64">Challenge robotique : Travail sur le projet</text:span></text:p>
      <text:p text:style-name="P18"/>
      <text:p text:style-name="P45"><text:tab/>Semaine 40 (4 juin)</text:p>
      <text:p text:style-name="P42">ETT : <text:span text:style-name="T12">Schéma électriques ; </text:span><text:span text:style-name="T18">Les liaisons dans le bâtiment</text:span></text:p>
      <text:p text:style-name="P18">AP :</text:p>
      <text:p text:style-name="P39">SI : <text:span text:style-name="T64">Challenge robotique : Travail sur le projet</text:span></text:p>
      <text:p text:style-name="P18"/>
      <text:p text:style-name="P45"><text:tab/>Semaine 41 (11 juin)</text:p>
      <text:p text:style-name="P42">ETT : <text:span text:style-name="T12">Schéma électriques ; </text:span><text:span text:style-name="T18">Les liaisons dans le bâtiment</text:span></text:p>
      <text:p text:style-name="P18">AP :</text:p>
      <text:p text:style-name="P39">SI : <text:span text:style-name="T64">Challenge robotique : Travail sur le projet</text:span></text:p>
      <text:p text:style-name="P18"/>
      <text:p text:style-name="P15"/>
      <text:list xml:id="list163657762921356" text:continue-numbering="true" text:style-name="L3">
        <text:list-item>
          <text:p text:style-name="P7"><text:soft-page-break/>Dossiers d’élèves</text:p>
        </text:list-item>
        <text:list-item>
          <text:p text:style-name="P7">Sujets d’évaluation et productions des élèves</text:p>
        </text:list-item>
        <text:list-item>
          <text:p text:style-name="P7">Cahier de texte</text:p>
        </text:list-item>
        <text:list-item>
          <text:p text:style-name="P7">Bilan de la clas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9.045cm" style:type="center"/>
          <style:tab-stop style:position="18.09cm" style:type="right"/>
        </style:tab-stops>
      </style:paragraph-properties>
    </style:style>
    <style:style style:name="Footer" style:family="paragraph" style:parent-style-name="Standard" style:class="extra">
      <style:paragraph-properties text:number-lines="false" text:line-number="0">
        <style:tab-stops>
          <style:tab-stop style:position="9.045cm" style:type="center"/>
          <style:tab-stop style:position="18.0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a87d44" officeooo:paragraph-rsid="00a87d44"/>
    </style:style>
    <style:style style:name="MP2" style:family="paragraph" style:parent-style-name="Footer">
      <style:text-properties officeooo:rsid="00216660" officeooo:paragraph-rsid="002a8ddc"/>
    </style:style>
    <style:style style:name="MT1" style:family="text">
      <style:text-properties officeooo:rsid="010ab471"/>
    </style:style>
    <style:page-layout style:name="Mpm1">
      <style:page-layout-properties fo:page-width="21.001cm" fo:page-height="29.7cm" style:num-format="1" style:print-orientation="portrait" fo:margin-top="1.251cm" fo:margin-bottom="1.251cm" fo:margin-left="2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Visite <text:span text:style-name="MT1">d’évaluation</text:span> – <text:span text:style-name="MT1">Dossier</text:span><text:tab/><text:tab/>Laurent Fiack</text:p>
      </style:header>
      <style:footer>
        <text:p text:style-name="MP2"><text:tab/><text:page-number text:select-page="current">4</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6T13:11:45.633724375</meta:creation-date>
    <dc:date>2018-03-21T16:36:41.458064237</dc:date>
    <meta:editing-duration>PT8H14M14S</meta:editing-duration>
    <meta:editing-cycles>356</meta:editing-cycles>
    <meta:generator>LibreOffice/5.4.5.1$Linux_X86_64 LibreOffice_project/40m0$Build-1</meta:generator>
    <meta:document-statistic meta:table-count="0" meta:image-count="0" meta:object-count="0" meta:page-count="6" meta:paragraph-count="169" meta:word-count="1405" meta:character-count="8359" meta:non-whitespace-character-count="7062"/>
  </office:meta>
</office:document-meta>
</file>